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Heading_20_2">
      <style:text-properties fo:language="es" fo:country="ES"/>
    </style:style>
    <style:style style:name="P3" style:family="paragraph" style:parent-style-name="Heading_20_3">
      <style:text-properties fo:language="es" fo:country="ES"/>
    </style:style>
    <style:style style:name="P4" style:family="paragraph" style:parent-style-name="Heading_20_4">
      <style:text-properties fo:language="es" fo:country="ES"/>
    </style:style>
    <style:style style:name="P5" style:family="paragraph" style:parent-style-name="Preformatted_20_Text">
      <style:paragraph-properties fo:margin-top="0cm" fo:margin-bottom="0.499cm" fo:text-align="start" style:justify-single-word="false" style:writing-mode="lr-tb"/>
      <style:text-properties fo:font-size="12pt" fo:language="es" fo:country="ES" style:font-size-asian="12pt" style:font-size-complex="12pt"/>
    </style:style>
    <style:style style:name="P6" style:family="paragraph" style:parent-style-name="Preformatted_20_Text">
      <style:paragraph-properties fo:text-align="start" style:justify-single-word="false" style:writing-mode="lr-tb"/>
      <style:text-properties fo:font-size="12pt" fo:language="es" fo:country="ES" style:font-size-asian="12pt" style:font-size-complex="12pt"/>
    </style:style>
    <style:style style:name="T1" style:family="text">
      <style:text-properties fo:font-style="italic"/>
    </style:style>
    <style:style style:name="T2" style:family="text">
      <style:text-properties fo:language="es" fo:country="ES"/>
    </style:style>
    <style:style style:name="T3" style:family="text">
      <style:text-properties fo:language="es" fo:country="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bookmark text:name="Time_Synchronization_via_PC"/>Sincronización temporal vía PC</text:h>
      <text:p text:style-name="Text_20_body"><text:span text:style-name="T2">Por Jason Mildrum, ND7S, extraído el 20 de agosto de 2012 de la página web </text:span><text:a xlink:type="simple" xlink:href="http://docs.etherkit.com/OpenBeacon/Client_Software_Usage_Guide#Time_Synchronization_via_PC" office:name="http://docs.etherkit.com/OpenBeacon/Client_Software_Usage_Guide#Time_Synchronization_via_PC">http://docs.etherkit.com/OpenBeacon/Client_Software_Usage_Guide</text:a><text:span text:style-name="T2"> . </text:span></text:p>
      <text:p text:style-name="P1">Traducido por Jon Iza, EA2SN</text:p>
      <text:p text:style-name="P1"><text:s/></text:p>
      <text:p text:style-name="P1">Aunque la OpenBeacon no es capaz de sincronizarse con un GPS directamente puede ser conectado a un PC vía la conexión USB para iniciar las transmisiones bajo mando del PC. Cuando el reloj del PC está subordinado a un patrón horario mediante el protocolo NTP u otro método, es posible sincronizar las transmisiones de la OpenBeacon de manera que se cumplan los requisitos de temporización que exige el WSPR. Estos son los pasos que debe seguir para implementar esta sincronización en su PC.</text:p>
      <text:h text:style-name="P3" text:outline-level="3"><text:bookmark text:name="Sync_PC_with_Time_Server"/>Sincronización del PC con un patrón horario "Time Server"</text:h>
      <text:h text:style-name="P4" text:outline-level="4"><text:bookmark text:name="Windows_2"/>Windows</text:h>
      <text:p text:style-name="Text_20_body"><text:span text:style-name="T2">Windows tiene incorporado en el Sistema Operativo una función llamada "Hora de Internet". Esta función </text:span><text:a xlink:type="simple" xlink:href="http://support.microsoft.com/kb/939322">puede o no ser suficientemente buena</text:a><text:span text:style-name="T2"> para cumplir las necesidades de sincronización; en caso de no serlo pruebe un programa externo que se menciona más adelante.</text:span></text:p>
      <text:p text:style-name="P1">(Tenga en cuenta que estas instrucciones pueden variar ligeramente en función de su versión de Windows)<text:line-break/>Vaya a Panel de Control &gt; Fecha y hora<text:line-break/>Haga click en la lengüeta "Hora de Internet"<text:line-break/>Marque la casilla "Sincronizar automáticamente con un servidor horario de Internet"</text:p>
      <text:p text:style-name="Text_20_body"><text:span text:style-name="T2">Si encuentra que la función "Hora de Internet" no funciona adecuadamente quizá quiera usar un programa externo cliente de NTP. Un programa libre muy popular es Dimension 4, que se puede descargar </text:span><text:a xlink:type="simple" xlink:href="http://www.thinkman.com/dimension4/">aquí <text:s text:c="2"/>( http://www.thinkman.com/dimension4/ )</text:a><text:span text:style-name="T2">. Siga las instrucciones de la página web para instalarlo y poner en marcha Dimension 4.</text:span></text:p>
      <text:h text:style-name="P4" text:outline-level="4"><text:bookmark text:name="OS_X_2"/>OS X</text:h>
      <text:p text:style-name="P1">Vaya a Preferencias del Sistema... &gt; Fecha y Hora<text:line-break/>Asegúrese que está marcada la casilla "Ajustar fecha y hora automáticamente".</text:p>
      <text:h text:style-name="P4" text:outline-level="4"><text:bookmark text:name="Linux_2"/>Linux</text:h>
      <text:p text:style-name="P1">Hay muchas versiones de Linux como para poder dar instrucciones detalladas sobre cómo ajustar esto en su distribución, pero es seguro que existe un sistema para sincronizar el reloj interno con un servidor horario en Internet. Por favor, consulte en la documentación de su distribución de Linux los detalles.</text:p>
      <text:h text:style-name="P3" text:outline-level="3"><text:bookmark text:name="Scheduling_via_cron"/>Programación vía <text:span text:style-name="T1">cron</text:span></text:h>
      <text:p text:style-name="P1">El programa más potente y flexible para programar tareas y que está disponible tanto para Windows como para OS X y Linux es <text:span text:style-name="T1">cron</text:span>. Viene instalado por defecto en OS X y Linux. En Windows se debe instalar un programa externo. Funciona leyendo un archivo de configuración (llamado <text:span text:style-name="T1">crontab</text:span>) y ejecutando un comando o un programa siguiendo la programación temporal que Usted ha especificado en un archivo de texto.</text:p>
      <text:p text:style-name="Text_20_body"><text:soft-page-break/><text:span text:style-name="T2">El formato de cron puede parecer algo confuso pero en la práctica es bastante simple. El archivo </text:span><text:span text:style-name="T3">crontab</text:span><text:span text:style-name="T2"> es un archivo de texto donde cada línea contiene una tarea programada. Hay 6 campos que especifican el minuto, hora, día, mes, día de la semana y comando que debe ejecutarse. Cada uno de ellos va separado por un espacio en blanco. En los primeros cinco campos se usan números, y es posible usar ^*" para especificar "todos". Lea el </text:span><text:a xlink:type="simple" xlink:href="http://es.wikipedia.org/wiki/Cron_(Unix)">artículo de la Wikipedia</text:a><text:span text:style-name="T2"> para conocer más detalles de la especificación.</text:span></text:p>
      <text:p text:style-name="P1">Supongamos que, en nuestro caso, Usted quiere comenzar la transmisión WSPR cada 10 minutos, que está usando un S.O. Linux y que el programa ejecutable <text:span text:style-name="T1">openbeacon</text:span> está en el directorio <text:span text:style-name="T1">/home/foo</text:span>. La entrada (línea) en el archivo <text:span text:style-name="T1">crontab</text:span> se parecerá a esto:</text:p>
      <text:p text:style-name="P5">*/10 * * * * /home/foo/openbeacon tx</text:p>
      <text:p text:style-name="P1">El primer parámetro (<text:span text:style-name="T1">*/10</text:span>) indica que el programa debe ejecutarse cada 10 minutos. El resto de "*" indican que el programa debe ejecutarse cada hora, día, mes y día de la semana. El último parámetro es el comando que debe ejecutarse para iniciar la transmisión, en este caso <text:span text:style-name="T1">openbeacon tx</text:span>.</text:p>
      <text:p text:style-name="P1">A continuación se describen las instrucciones específicas para poner en marcha el <text:span text:style-name="T1">cron</text:span> para las transmisiones, usando el <text:span text:style-name="T1">crontab</text:span> ejemplo antes citado. Si quiere iniciar sus transmisiones con una programación diferente deberá modificar el archivo ejemplo.</text:p>
      <text:h text:style-name="P4" text:outline-level="4"><text:bookmark text:name="Windows_3"/>Windows</text:h>
      <text:p text:style-name="Text_20_body"><text:span text:style-name="T2">Como Windows no contiene un </text:span><text:span text:style-name="T3">cron</text:span><text:span text:style-name="T2"> nativo deberá instalar un programa externo para poder usarlo. Hay varias opciones disponibles, algunas de ellas bastante complicadas de instalar. Quizá el más sencillo de instalar y de usar sea el llamado </text:span><text:a xlink:type="simple" xlink:href="http://www.nncron.ru/">nnCron Lite</text:a><text:span text:style-name="T2">, que es el que usaremos como ejemplo. Vaya a la </text:span><text:a xlink:type="simple" xlink:href="http://www.nncron.ru/">página web de nnCron ( http://www.nncron.ru/ ) </text:a><text:span text:style-name="T2">, </text:span><text:a xlink:type="simple" xlink:href="http://www.nncron.ru/download.shtml">descargue el Instalador de nnCron Lite</text:a><text:span text:style-name="T2"> (ahora en la versión nncronlt117.exe) y ejecute el instalador aceptando todos los valores por defecto.</text:span></text:p>
      <text:p text:style-name="P1">Una vez que nnCron Lite está instalado deberá modificar el archivo crontab para incluir nuestro comando. nnCron Lite usa el nombre <text:span text:style-name="T1">cron.tab</text:span> para este archivo en lugar de <text:span text:style-name="T1">crontab</text:span> como es habitual en los sistemas OS X y Linux. Usando el Explorador de Windows vaya a C:\Archivos de programa\nnCron Lite (o quizá C:\Archivos de programa (x86)\nnCron Lite si está usando un sistema Windows de 64-bit). Abra el archivo <text:span text:style-name="T1">cron.tab</text:span> con su editor de texto favorito y añada la línea necesaria de <text:span text:style-name="T1">crontab</text:span> en alguna parte del archivo. Para este caso, suponiendo que el programa ejecutable de la OpenBeacon esté en C:\Usuarios\Foo:</text:p>
      <text:p text:style-name="P5">*/10 * * * * C:\Usuarios\Foo\openbeacon.exe tx</text:p>
      <text:p text:style-name="P1">Ahora ya puede arrancar el servicio de nnCron Lite para comenzar las transmisiones. Hay un archivo llamado <text:span text:style-name="T1">startcron.bat</text:span> en la carpeta nnCron Lite que Usted puede ejecutar cuando desee arrancarlo o bien puede incluir una entrada en el Menú de Arranque para que se inicie automáticamente. Cuando quiera terminar sus transmisiones hay un archivo <text:span text:style-name="T1">stopcron.bat</text:span> que terminará el servicio de cron en su PC.</text:p>
      <text:h text:style-name="P4" text:outline-level="4"><text:bookmark text:name="OS_X_3"/>OS X</text:h>
      <text:p text:style-name="P1">Como <text:span text:style-name="T1">cron</text:span> está incluido en OS X, lo único que tendrá que hacer es editar el archivo <text:span text:style-name="T1">crontab</text:span> e insertar nuestro comando. Abra una ventana de terminal y teclee:</text:p>
      <text:p text:style-name="P5">crontab -e</text:p>
      <text:p text:style-name="P1">Esto abrirá el archivo <text:span text:style-name="T1">crontab</text:span> en el editor de texto <text:span text:style-name="T1">vi</text:span>. En una línea en blanco teclee la entrada de <text:span text:style-name="T1">crontab</text:span> (y asegúrese que el último parámetro indica correctamente la dirección donde se encuentra <text:soft-page-break/>el archivo ejecutable de OpenBeacon). No olvide terminar la línea de <text:span text:style-name="T1">crontab</text:span> con un "nueva línea". Una vez que haya terminado, guárdelo y salga del editor tecleando:</text:p>
      <text:p text:style-name="P5">:wq</text:p>
      <text:p text:style-name="P1">¡Esto es todo! Para verificar que la entrada en su <text:span text:style-name="T1">crontab</text:span> es correcta puede teclear en una ventana de terminal:</text:p>
      <text:p text:style-name="P5">crontab -l</text:p>
      <text:p text:style-name="P1">Como <text:span text:style-name="T1">cron</text:span> es un servicio que funciona continuamente en su sistema, su OpenBeacon transmitirá en todo momento siguiendo la programación hecha siempre que se encuentre conectada a su PC. Si quiere interrumpir la transmisión deberá inhabilitar esta entrada del <text:span text:style-name="T1">crontab</text:span>: use el comando <text:span text:style-name="T1">crontab -e</text:span> para editar el archivo <text:span text:style-name="T1">crontab</text:span> y coloque un símbolo "#" en la primera posición de la línea del <text:span text:style-name="T1">crontab</text:span>. Esto será equivalente a transformar la línea de programación en un comentario, por lo que <text:span text:style-name="T1">cron</text:span> la ignorará. Por supuesto, cuando quiera volver a transmitir, solo tiene que quitar el símbolo "#".</text:p>
      <text:h text:style-name="P4" text:outline-level="4"><text:bookmark text:name="Linux_3"/>Linux</text:h>
      <text:p text:style-name="P1">Las diferentes versiones de Linux pueden manejar de forma ligeramente diferente el <text:span text:style-name="T1">cron</text:span> pero la mayoría tendrán un comando <text:span text:style-name="T1">crontab</text:span> o equivalente. Si no lo encuentra, lea la documentación de su distribución.</text:p>
      <text:p text:style-name="P1">Abra una ventana de termina y edite el archivo <text:span text:style-name="T1">crontab</text:span> tecleando:</text:p>
      <text:p text:style-name="P5">crontab -e</text:p>
      <text:p text:style-name="P1">Usted puede encontrarse una respuesta como esta si no ha usado antes el <text:span text:style-name="T1">crontab</text:span>:</text:p>
      <text:p text:style-name="P6">Elija un editor. Si más adelante quiere cambiarlo ejecute 'select-editor'.</text:p>
      <text:p text:style-name="P6">1. /bin/ed</text:p>
      <text:p text:style-name="P6">2. /bin/nano &lt;---- el más sencillo</text:p>
      <text:p text:style-name="P6">3. /usr/bin/vim.tiny</text:p>
      <text:p text:style-name="P6"> </text:p>
      <text:p text:style-name="P5">Elija 1-3 [2]:</text:p>
      <text:p text:style-name="P1">Se recomienda seleccionar <text:span text:style-name="T1">nano</text:span> porque es el más simple de usar (si Usted selecciona <text:span text:style-name="T1">vi</text:span> siga las instrucciones que se han descrito en el apartado de OS X).</text:p>
      <text:p text:style-name="P1">En una línea en blanco teclee la entrada de <text:span text:style-name="T1">crontab</text:span> (y asegúrese que el último parámetro indica correctamente la dirección donde se encuentra el archivo ejecutable de OpenBeacon). No olvide terminar la línea de <text:span text:style-name="T1">crontab</text:span> con un "nueva línea". Una vez que haya terminado, guárdelo y salga del editor tecleando Ctrl-O y después Ctrl-W.</text:p>
      <text:p text:style-name="P1">Para verificar que la entrada en su <text:span text:style-name="T1">crontab</text:span> es correcta puede teclear en una ventana de terminal:</text:p>
      <text:p text:style-name="P5">crontab -l</text:p>
      <text:p text:style-name="P1">Como <text:span text:style-name="T1">cron</text:span> es un servicio que funciona continuamente en su sistema, su OpenBeacon transmitirá en todo momento siguiendo la programación hecha siempre que se encuentre conectada a su PC. Si quiere interrumpir la transmisión deberá inhabilitar esta entrada del <text:span text:style-name="T1">crontab</text:span>: use el comando <text:span text:style-name="T1">crontab -e</text:span> para editar el archivo <text:span text:style-name="T1">crontab</text:span> y coloque un símbolo "#" en la primera posición de la línea del <text:span text:style-name="T1">crontab</text:span>. Esto será equivalente a transformar la línea de programación en un comentario, por lo que <text:span text:style-name="T1">cron</text:span> la ignorará. Por supuesto, cuando quiera volver a transmitir, solo tiene que quitar el símbo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8-20T16:41:29.59</meta:creation-date>
    <dc:date>2012-08-20T18:07:52.28</dc:date>
    <meta:editing-duration>PT00H01M21S</meta:editing-duration>
    <meta:editing-cycles>1</meta:editing-cycles>
    <meta:generator>OpenOffice.org/3.1$Win32 OpenOffice.org_project/310m11$Build-9399</meta:generator>
    <meta:document-statistic meta:table-count="0" meta:image-count="0" meta:object-count="0" meta:page-count="3" meta:paragraph-count="50" meta:word-count="1368" meta:character-count="8346"/>
  </office:meta>
</office:document-meta>
</file>